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Aptos Narrow&quot;" svg:font-family="&quot;&quot;Aptos Narrow&quot;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style:font-name="&quot;Aptos Narrow&quot;" style:font-name-asian="&quot;Aptos Narrow&quot;" style:font-name-complex="&quot;Aptos Narrow&quot;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&quot;Aptos Narrow&quot;" style:font-name-asian="&quot;Aptos Narrow&quot;" style:font-name-complex="&quot;Aptos Narrow&quot;" fo:font-size="11pt" style:font-size-asian="11pt" style:font-size-complex="11pt"/>
    </style:style>
    <style:style style:name="ce6" style:family="table-cell" style:parent-style-name="Default" style:data-style-name="N0">
      <style:text-properties fo:color="#000000" fo:font-size="7pt" style:font-size-asian="7pt" style:font-size-complex="7pt"/>
    </style:style>
    <style:style style:name="ce7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45180555555556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py_fil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Threads</text:p>
          </table:table-cell>
          <table:table-cell office:value-type="string" table:style-name="ce2">
            <text:p>elapsed time (s)</text:p>
          </table:table-cell>
          <table:table-cell office:value-type="string" table:style-name="ce3">
            <text:p>speed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8.599999999999994" table:style-name="ce4">
            <text:p>68,6</text:p>
          </table:table-cell>
          <table:table-cell office:value-type="float" office:value="1" table:formula="of:=[.$B$2]/[.$B2]" table:style-name="ce5">
            <text:p>1</text:p>
          </table:table-cell>
          <table:table-cell table:style-name="ce1"/>
          <table:table-cell table:style-name="ce1">
            <draw:frame draw:z-index="1" draw:id="id0" draw:style-name="a0" draw:name="Chart 1" svg:x="0.0625in" svg:y="0.04167in" svg:width="7.4375in" svg:height="4.60417in" style:rel-width="scale" style:rel-height="scale">
              <draw:object xlink:href="Object 1/" xlink:type="simple" xlink:show="embed" xlink:actuate="onLoad"/>
              <svg:title>Diagram</svg:title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2.005847953216374" table:formula="of:=[.$B$2]/[.$B3]" table:style-name="ce5">
            <text:p>2,00584795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8.5" table:style-name="ce4">
            <text:p>18,5</text:p>
          </table:table-cell>
          <table:table-cell office:value-type="float" office:value="3.708108108108108" table:formula="of:=[.$B$2]/[.$B4]" table:style-name="ce5">
            <text:p>3,708108108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3.8" table:style-name="ce4">
            <text:p>13,8</text:p>
          </table:table-cell>
          <table:table-cell office:value-type="float" office:value="4.9710144927536222" table:formula="of:=[.$B$2]/[.$B5]" table:style-name="ce5">
            <text:p>4,97101449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0.3" table:style-name="ce4">
            <text:p>10,3</text:p>
          </table:table-cell>
          <table:table-cell office:value-type="float" office:value="6.6601941747572804" table:formula="of:=[.$B$2]/[.$B6]" table:style-name="ce5">
            <text:p>6,660194175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9.6" table:style-name="ce4">
            <text:p>9,6</text:p>
          </table:table-cell>
          <table:table-cell office:value-type="float" office:value="7.145833333333333" table:formula="of:=[.$B$2]/[.$B7]" table:style-name="ce5">
            <text:p>7,145833333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7.8850574712643677" table:formula="of:=[.$B$2]/[.$B8]" table:style-name="ce5">
            <text:p>7,885057471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8.5" table:style-name="ce4">
            <text:p>8,5</text:p>
          </table:table-cell>
          <table:table-cell office:value-type="float" office:value="8.0705882352941174" table:formula="of:=[.$B$2]/[.$B9]" table:style-name="ce5">
            <text:p>8,070588235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5" table:style-name="ce4">
            <text:p>8,5</text:p>
          </table:table-cell>
          <table:table-cell office:value-type="float" office:value="8.0705882352941174" table:formula="of:=[.$B$2]/[.$B10]" table:style-name="ce5">
            <text:p>8,070588235</text:p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4" table:style-name="ce1"/>
          <table:table-cell table:style-name="ce6"/>
          <table:table-cell table:number-columns-repeated="16369"/>
        </table:table-row>
        <table:table-row table:number-rows-repeated="1048561" table:style-name="ro2">
          <table:table-cell table:number-columns-repeated="16384"/>
        </table:table-row>
      </table:table>
      <table:table table:name="sleep_100_ms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nThreads</text:p>
          </table:table-cell>
          <table:table-cell office:value-type="string" table:style-name="ce7">
            <text:p>elapsed time (s)</text:p>
          </table:table-cell>
          <table:table-cell office:value-type="string" table:style-name="ce3">
            <text:p>speed</text:p>
          </table:table-cell>
          <table:table-cell/>
          <table:table-cell table:style-name="ce1">
            <draw:frame draw:z-index="1" draw:id="id1" draw:style-name="a1" draw:name="Chart 2" svg:x="0.13542in" svg:y="0.19792in" svg:width="7.33333in" svg:height="4.54167in" style:rel-width="scale" style:rel-height="scale">
              <draw:object xlink:href="Object 2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00.6" table:style-name="ce4">
            <text:p>200,6</text:p>
          </table:table-cell>
          <table:table-cell office:value-type="float" office:value="1" table:formula="of:=[.$B$2]/[.$B2]" table:style-name="ce5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05.8" table:style-name="ce4">
            <text:p>105,8</text:p>
          </table:table-cell>
          <table:table-cell office:value-type="float" office:value="1.8960302457466918" table:formula="of:=[.$B$2]/[.$B3]" table:style-name="ce5">
            <text:p>1,896030246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52.6" table:style-name="ce4">
            <text:p>52,6</text:p>
          </table:table-cell>
          <table:table-cell office:value-type="float" office:value="3.8136882129277563" table:formula="of:=[.$B$2]/[.$B4]" table:style-name="ce5">
            <text:p>3,813688213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5.799999999999997" table:style-name="ce4">
            <text:p>35,8</text:p>
          </table:table-cell>
          <table:table-cell office:value-type="float" office:value="5.6033519553072626" table:formula="of:=[.$B$2]/[.$B5]" table:style-name="ce5">
            <text:p>5,603351955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6.6" table:style-name="ce4">
            <text:p>26,6</text:p>
          </table:table-cell>
          <table:table-cell office:value-type="float" office:value="7.5413533834586461" table:formula="of:=[.$B$2]/[.$B6]" table:style-name="ce5">
            <text:p>7,541353383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22.4" table:style-name="ce4">
            <text:p>22,4</text:p>
          </table:table-cell>
          <table:table-cell office:value-type="float" office:value="8.9553571428571423" table:formula="of:=[.$B$2]/[.$B7]" table:style-name="ce5">
            <text:p>8,955357143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0.340206185567011" table:formula="of:=[.$B$2]/[.$B8]" table:style-name="ce5">
            <text:p>10,34020619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1.730994152046783" table:formula="of:=[.$B$2]/[.$B9]" table:style-name="ce5">
            <text:p>11,73099415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6.3" table:style-name="ce4">
            <text:p>16,3</text:p>
          </table:table-cell>
          <table:table-cell office:value-type="float" office:value="12.306748466257668" table:formula="of:=[.$B$2]/[.$B10]" table:style-name="ce5">
            <text:p>12,30674847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  <table:table table:name="sleep_1000_ms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nThreads</text:p>
          </table:table-cell>
          <table:table-cell office:value-type="string" table:style-name="ce7">
            <text:p>elapsed time (s)</text:p>
          </table:table-cell>
          <table:table-cell office:value-type="string" table:style-name="ce3">
            <text:p>speed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121.5" table:style-name="ce4">
            <text:p>1121,5</text:p>
          </table:table-cell>
          <table:table-cell office:value-type="float" office:value="1" table:formula="of:=[.$B$2]/[.$B2]" table:style-name="ce5">
            <text:p>1</text:p>
          </table:table-cell>
          <table:table-cell/>
          <table:table-cell table:style-name="ce1">
            <draw:frame draw:z-index="1" draw:id="id2" draw:style-name="a2" draw:name="Chart 3" svg:x="0.04167in" svg:y="0.04167in" svg:width="7.60417in" svg:height="4.69792in" style:rel-width="scale" style:rel-height="scale">
              <draw:object xlink:href="Object 3/" xlink:type="simple" xlink:show="embed" xlink:actuate="onLoad"/>
              <svg:title>Diagram</svg:title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569" table:style-name="ce4">
            <text:p>569</text:p>
          </table:table-cell>
          <table:table-cell office:value-type="float" office:value="1.9710017574692442" table:formula="of:=[.$B$2]/[.$B3]" table:style-name="ce5">
            <text:p>1,971001757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87.8" table:style-name="ce4">
            <text:p>287,8</text:p>
          </table:table-cell>
          <table:table-cell office:value-type="float" office:value="3.8968033356497567" table:formula="of:=[.$B$2]/[.$B4]" table:style-name="ce5">
            <text:p>3,896803336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90.7" table:style-name="ce4">
            <text:p>190,7</text:p>
          </table:table-cell>
          <table:table-cell office:value-type="float" office:value="5.8809648662821186" table:formula="of:=[.$B$2]/[.$B5]" table:style-name="ce5">
            <text:p>5,880964866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41.9" table:style-name="ce4">
            <text:p>141,9</text:p>
          </table:table-cell>
          <table:table-cell office:value-type="float" office:value="7.903453136011275" table:formula="of:=[.$B$2]/[.$B6]" table:style-name="ce5">
            <text:p>7,90345313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15.8" table:style-name="ce4">
            <text:p>115,8</text:p>
          </table:table-cell>
          <table:table-cell office:value-type="float" office:value="9.6848013816925729" table:formula="of:=[.$B$2]/[.$B7]" table:style-name="ce5">
            <text:p>9,684801382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96.5" table:style-name="ce4">
            <text:p>96,5</text:p>
          </table:table-cell>
          <table:table-cell office:value-type="float" office:value="11.621761658031089" table:formula="of:=[.$B$2]/[.$B8]" table:style-name="ce5">
            <text:p>11,62176166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83" table:style-name="ce4">
            <text:p>83</text:p>
          </table:table-cell>
          <table:table-cell office:value-type="float" office:value="13.512048192771084" table:formula="of:=[.$B$2]/[.$B9]" table:style-name="ce5">
            <text:p>13,51204819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73.099999999999994" table:style-name="ce4">
            <text:p>73,1</text:p>
          </table:table-cell>
          <table:table-cell office:value-type="float" office:value="15.34199726402189" table:formula="of:=[.$B$2]/[.$B10]" table:style-name="ce5">
            <text:p>15,34199726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&quot;Aptos Narrow&quot;" svg:font-family="&quot;&quot;Aptos Narrow&quot;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Peter Jaspers</dc:creator>
    <meta:creation-date>2025-03-18T15:28:43Z</meta:creation-date>
    <dc:date>2025-03-18T15:28:43Z</dc:date>
    <meta:print-date>2025-03-18T15:27:5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31.5pt" svg:width="535.5pt" chart:style-name="Crt0">
        <chart:title chart:style-name="CT00">
          <text:p text:style-name="a0" text:class-names="" text:cond-style-name="">Yam speed as function of thread pool size on 12 core i7
: foreach *.cpp |&gt; copy %f %o |&gt; %B.obj ../&lt;objects&gt;
1000 cpp files 
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 pool size</text:p>
            </chart:title>
            <chart:categories table:cell-range-address="copy_file.$A$2:.$A$10"/>
          </chart:axis>
          <chart:axis chart:dimension="y" chart:name="primary-y" chart:style-name="Axs1">
            <chart:title chart:style-name="AT01">
              <text:p text:style-name="a2" text:class-names="" text:cond-style-name="">speed</text:p>
            </chart:title>
            <chart:grid chart:class="major" chart:style-name="GMa1"/>
            <chart:grid chart:class="minor" chart:style-name="GMi1"/>
          </chart:axis>
          <chart:series chart:values-cell-range-address="copy_file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27.0pt" svg:width="528.0pt" chart:style-name="Crt0">
        <chart:title chart:style-name="CT00">
          <text:p text:style-name="a0" text:class-names="" text:cond-style-name="">Yam speed as function of thread pool size on 12 core i7
: foreach *.cpp |&gt; yamSleep 100 &gt; <text:s text:c="1"/>%o |&gt; %B.obj ../&lt;objects&gt;
1000 cpp files 
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 pool size</text:p>
            </chart:title>
            <chart:categories table:cell-range-address="sleep_100_ms.$A$2:.$A$10"/>
          </chart:axis>
          <chart:axis chart:dimension="y" chart:name="primary-y" chart:style-name="Axs1">
            <chart:title chart:style-name="AT01">
              <text:p text:style-name="a2" text:class-names="" text:cond-style-name="">speed</text:p>
            </chart:title>
            <chart:grid chart:class="major" chart:style-name="GMa1"/>
            <chart:grid chart:class="minor" chart:style-name="GMi1"/>
          </chart:axis>
          <chart:series chart:values-cell-range-address="sleep_100_ms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7b7b7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285f4" svg:stroke-opacity="100%" draw:stroke-linejoin="round" svg:stroke-linecap="round"/>
    </style:style>
    <style:style style:family="chart" style:name="GMi1">
      <style:graphic-properties draw:fill="none" draw:stroke="solid" svg:stroke-width="0.00694in" svg:stroke-color="#cccccc" svg:stroke-opacity="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338.25pt" svg:width="547.5pt" chart:style-name="Crt0">
        <chart:title chart:style-name="CT00">
          <text:p text:style-name="a0" text:class-names="" text:cond-style-name="">Yam speed as function of thread pool size on 12 core i7
: foreach *.cpp |&gt; yamSleep 1000 &gt; <text:s text:c="1"/>%o |&gt; %B.obj ../&lt;objects&gt;
1000 cpp files 
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 pool size</text:p>
            </chart:title>
            <chart:categories table:cell-range-address="sleep_1000_ms.$A$2:.$A$10"/>
          </chart:axis>
          <chart:axis chart:dimension="y" chart:name="primary-y" chart:style-name="Axs1">
            <chart:title chart:style-name="AT01">
              <text:p text:style-name="a2" text:class-names="" text:cond-style-name="">speed</text:p>
            </chart:title>
            <chart:grid chart:class="major" chart:style-name="GMa1"/>
            <chart:grid chart:class="minor" chart:style-name="GMi1"/>
          </chart:axis>
          <chart:series chart:label-cell-address="sleep_1000_ms.$C$1" chart:values-cell-range-address="sleep_1000_ms.$C$2:.$C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</office:document-styles>
</file>